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Feuille1_1_1_1_1" table:style-name="ta1">
        <table:shapes>
          <draw:frame draw:z-index="0" draw:style-name="gr1" draw:text-style-name="P1" svg:width="15.997cm" svg:height="9.005cm" svg:x="6.415cm" svg:y="0.345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intitulecat</text:p>
          </table:table-cell>
          <table:table-cell table:style-name="ce5" office:value-type="string" calcext:value-type="string">
            <text:p>Compter - numsond</text:p>
          </table:table-cell>
        </table:table-row>
        <table:table-row table:style-name="ro1">
          <table:table-cell table:style-name="ce2" office:value-type="string" calcext:value-type="string">
            <text:p>Agriculteurs exploitants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tisans, commerçants, chefs d'entrepri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utres sans activité professionnell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adres, professions intellectuelles supérieure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Inactifs ayant déjà travaillé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rofessions intermédiaires</text:p>
          </table:table-cell>
          <table:table-cell table:style-name="ce8" office:value-type="float" office:value="112" calcext:value-type="float">
            <text:p>112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800" calcext:value-type="float">
            <text:p>800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Table dynamique_Table dynamique_Table dynamique_Feuille1_1_1_1_1'.A1:'Table dynamique_Table dynamique_Table dynamique_Table dynamique_Feuille1_1_1_1_1'.B10" table:buttons="'Table dynamique_Table dynamique_Table dynamique_Table dynamique_Feuille1_1_1_1_1'.A1" table:show-filter-button="false" table:drill-down-on-double-click="false">
          <table:database-source-query table:database-name="SondageMariaDB" table:query-name="CatFranceGlobal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titulecat" table:orientation="row" table:used-hierarchy="0" table:function="auto">
            <table:data-pilot-level table:show-empty="false" calcext:repeat-item-labels="false">
              <table:data-pilot-members>
                <table:data-pilot-member table:name="Agriculteurs exploitants" table:display="true" table:show-details="true"/>
                <table:data-pilot-member table:name="Artisans, commerçants, chefs d'entreprise" table:display="true" table:show-details="true"/>
                <table:data-pilot-member table:name="Autres sans activité professionnelle" table:display="true" table:show-details="true"/>
                <table:data-pilot-member table:name="Cadres, professions intellectuelles supérieures" table:display="true" table:show-details="true"/>
                <table:data-pilot-member table:name="Employés" table:display="true" table:show-details="true"/>
                <table:data-pilot-member table:name="Inactifs ayant déjà travaillé" table:display="true" table:show-details="true"/>
                <table:data-pilot-member table:name="Ouvriers" table:display="true" table:show-details="true"/>
                <table:data-pilot-member table:name="Professions intermédiair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sond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54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65" table:display="true" table:show-details="true"/>
                <table:data-pilot-member table:name="766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5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5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1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5:43:54.177219721</meta:creation-date>
    <dc:date>2025-03-12T15:59:27.664033181</dc:date>
    <meta:editing-duration>PT1M3S</meta:editing-duration>
    <meta:editing-cycles>1</meta:editing-cycles>
    <meta:document-statistic meta:table-count="5" meta:cell-count="20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1" chart:class="chart:circle" chart:style-name="ch1">
        <chart:legend chart:legend-position="end" svg:x="10.745cm" svg:y="1.365cm" style:legend-expansion="high" chart:style-name="ch2"/>
        <chart:plot-area chart:style-name="ch3" table:cell-range-address="PivotChart" chart:data-source-has-labels="column" svg:x="0.35cm" svg:y="0.35cm" svg:width="10.045cm" svg:height="7.406cm">
          <chart:coordinate-region svg:x="1.67cm" svg:y="0.351cm" svg:width="7.405cm" svg:height="7.40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iculteurs exploitants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rtisans, commerçants, chefs d'entreprise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utres sans activité professionnelle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Cadres, professions intellectuelles supérieures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Employés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Inactifs ayant déjà travaillé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Ouvriers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Professions intermédiaires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